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1"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243625000294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243625000294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0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0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0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0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0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0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0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9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9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PALIZGIR SAMANEH  99 06 08 1.3.12.2.1107.5.1.4.78983.30000020082519421451500001034</text:p>
          </table:table-cell>
          <table:table-cell office:value-type="string">
            <text:p>1.3.12.2.1107.5.1.4.78983.300000200825194342062000861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35100734000019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35100734000019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35100734000019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70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70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7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7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7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7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7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7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7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6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7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6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6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6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6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6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69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4</text:p>
          </table:table-cell>
          <table:table-cell office:value-type="string">
            <text:p>1.3.12.2.1107.5.1.4.78983.3000002003210422109210000769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429250000072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429250000072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429250000072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429250000072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429250000072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1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2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1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1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1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1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1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1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1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0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0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39</text:p>
          </table:table-cell>
          <table:table-cell office:value-type="string">
            <text:p>1.3.12.2.1107.5.1.4.78983.300000200321142938921000200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290</text:p>
          </table:table-cell>
          <table:table-cell office:value-type="string">
            <text:p>1.3.12.2.1107.5.1.4.78983.300000200321142938921000232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4292500002032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4292500002032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4292500002032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4292500002032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4292500002032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1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1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1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1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1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1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0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0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5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4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749</text:p>
          </table:table-cell>
          <table:table-cell office:value-type="string">
            <text:p>1.3.12.2.1107.5.1.4.78983.300000200321142938921000594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9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9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9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3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2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2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5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20</text:p>
          </table:table-cell>
          <table:table-cell office:value-type="string">
            <text:p>1.3.12.2.1107.5.1.4.78983.300000200321142938921000024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429250000330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429250000330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429250000330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429250000330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429250000330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202</text:p>
          </table:table-cell>
          <table:table-cell office:value-type="string">
            <text:p>1.3.12.2.1107.5.1.4.78983.300000200321142938921000966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429250000013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429250000013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429250000013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429250000013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4292500000133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4292500000133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1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1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1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0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0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3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41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41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41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41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41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41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44</text:p>
          </table:table-cell>
          <table:table-cell office:value-type="string">
            <text:p>1.3.12.2.1107.5.1.4.78983.300000200321142938921000044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6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8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8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8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80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80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8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310</text:p>
          </table:table-cell>
          <table:table-cell office:value-type="string">
            <text:p>1.3.12.2.1107.5.1.4.78983.300000200321142938921001048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35100734000057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2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2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2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1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1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1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1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1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1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253</text:p>
          </table:table-cell>
          <table:table-cell office:value-type="string">
            <text:p>1.3.12.2.1107.5.1.4.78983.3000002003210422109210001931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848</text:p>
          </table:table-cell>
          <table:table-cell office:value-type="string">
            <text:p>1.3.12.2.1107.5.1.4.78983.300000200321142938921000682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429250000428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429250000428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429250000428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429250000428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429250000428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5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3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40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40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1593</text:p>
          </table:table-cell>
          <table:table-cell office:value-type="string">
            <text:p>1.3.12.2.1107.5.1.4.78983.3000002003211429389210012740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04203275000000091</text:p>
          </table:table-cell>
          <table:table-cell office:value-type="string">
            <text:p>1.3.12.2.1107.5.1.4.78983.3000002003210422109210000753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429250000031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429250000031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429250000031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429250000031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429250000031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429250000031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900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900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900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900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9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9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9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9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101</text:p>
          </table:table-cell>
          <table:table-cell office:value-type="string">
            <text:p>1.3.12.2.1107.5.1.4.78983.300000200321142938921000089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429250000159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429250000159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429250000159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429250000159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429250000159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429250000159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5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4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3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4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4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587</text:p>
          </table:table-cell>
          <table:table-cell office:value-type="string">
            <text:p>1.3.12.2.1107.5.1.4.78983.300000200321142938921000464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358656000809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358656000809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358656000809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358656000809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358656000809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358656000809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5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62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6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69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ADEGHI PARVIN 1.3.12.2.1107.5.1.4.78983.30000020101907245914000003093</text:p>
          </table:table-cell>
          <table:table-cell office:value-type="string">
            <text:p>1.3.12.2.1107.5.1.4.78983.3000002010190727012030024669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429765000143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429765000143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429765000143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429765000143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429765000143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429765000143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9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9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9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923541035900000499</text:p>
          </table:table-cell>
          <table:table-cell office:value-type="string">
            <text:p>1.3.12.2.1107.5.1.4.78983.300000200319235550750000405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429250000097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429250000097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429250000097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21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21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21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21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2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1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32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32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32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32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32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31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35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35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329</text:p>
          </table:table-cell>
          <table:table-cell office:value-type="string">
            <text:p>1.3.12.2.1107.5.1.4.78983.3000002003211429389210002635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4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4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4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4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3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3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3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3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3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3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3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3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3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2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3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2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2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2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2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2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5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5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5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5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4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1604245790600001949</text:p>
          </table:table-cell>
          <table:table-cell office:value-type="string">
            <text:p>1.3.12.2.1107.5.1.4.78983.3000002003160426360930016234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4292500000232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9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8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68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704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704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083</text:p>
          </table:table-cell>
          <table:table-cell office:value-type="string">
            <text:p>1.3.12.2.1107.5.1.4.78983.3000002003211429389210000704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4292500001401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4292500001401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4292500001401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6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359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29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29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29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29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8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7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6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5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4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3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2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1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70.p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.3.12.2.1107.5.1.4.78983.30000020032114281185900000493</text:p>
          </table:table-cell>
          <table:table-cell office:value-type="string">
            <text:p>1.3.12.2.1107.5.1.4.78983.30000020032114293892100039469.png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5deb2</meta:generator>
    <meta:initial-creator>phpMyAdmin 4.9.5deb2</meta:initial-creator>
    <meta:creation-date>2021-07-03T08:27:24</meta:creation-date>
  </office:meta>
</office:document-meta>
</file>